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69.25mm"/>
    </style:style>
    <style:style style:name="co3" style:family="table-column">
      <style:table-column-properties fo:break-before="auto" style:column-width="72.25mm"/>
    </style:style>
    <style:style style:name="co4" style:family="table-column">
      <style:table-column-properties fo:break-before="auto" style:column-width="67.35mm"/>
    </style:style>
    <style:style style:name="co5" style:family="table-column">
      <style:table-column-properties fo:break-before="auto" style:column-width="69.5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93.42mm" svg:height="107.3mm" svg:x="5.48mm" svg:y="54.19mm">
            <draw:object draw:notify-on-update-of-ranges="Planilha1.A1:Planilha1.A1 Planilha1.A10:Planilha1.A10 Planilha1.B1:Planilha1.B1 Planilha1.B10:Planilha1.B10 Planilha1.C1:Planilha1.C1 Planilha1.C10:Planilha1.C10 Planilha1.D1:Planilha1.D1 Planilha1.D10:Planilha1.D10 Planilha1.E1:Planilha1.E1 Planilha1.E10:Planilha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</table:table-row>
        <table:table-row table:style-name="ro1">
          <table:table-cell office:value-type="string" calcext:value-type="string">
            <text:p>1 Minutos, 55 Segundo e 285 Milisegundos</text:p>
          </table:table-cell>
          <table:table-cell office:value-type="string" calcext:value-type="string">
            <text:p>0 Minutos, 9 Segundo e 904 Milisegundos</text:p>
          </table:table-cell>
          <table:table-cell office:value-type="string" calcext:value-type="string">
            <text:p>1 Minutos, 42 Segundo e 132 Milisegundos</text:p>
          </table:table-cell>
          <table:table-cell office:value-type="string" calcext:value-type="string">
            <text:p>0 Minutos, 0 Segundo e 45 Milisegundos</text:p>
          </table:table-cell>
          <table:table-cell office:value-type="string" calcext:value-type="string">
            <text:p>0 Minutos, 0 Segundo e 20 Milisegundos</text:p>
          </table:table-cell>
        </table:table-row>
        <table:table-row table:style-name="ro1">
          <table:table-cell office:value-type="string" calcext:value-type="string">
            <text:p>1 Minutos, 55 Segundo e 833 Milisegundos</text:p>
          </table:table-cell>
          <table:table-cell office:value-type="string" calcext:value-type="string">
            <text:p>0 Minutos, 9 Segundo e 422 Milisegundos</text:p>
          </table:table-cell>
          <table:table-cell office:value-type="string" calcext:value-type="string">
            <text:p>1 Minutos, 41 Segundo e 695 Milisegundos</text:p>
          </table:table-cell>
          <table:table-cell office:value-type="string" calcext:value-type="string">
            <text:p>0 Minutos, 0 Segundo e 45 Milisegundos</text:p>
          </table:table-cell>
          <table:table-cell office:value-type="string" calcext:value-type="string">
            <text:p>0 Minutos, 0 Segundo e 17 Milisegundos</text:p>
          </table:table-cell>
        </table:table-row>
        <table:table-row table:style-name="ro1">
          <table:table-cell office:value-type="string" calcext:value-type="string">
            <text:p>1 Minutos, 57 Segundo e 795 Milisegundos</text:p>
          </table:table-cell>
          <table:table-cell office:value-type="string" calcext:value-type="string">
            <text:p>0 Minutos, 9 Segundo e 894 Milisegundos</text:p>
          </table:table-cell>
          <table:table-cell office:value-type="string" calcext:value-type="string">
            <text:p>1 Minutos, 41 Segundo e 160 Milisegundos</text:p>
          </table:table-cell>
          <table:table-cell office:value-type="string" calcext:value-type="string">
            <text:p>0 Minutos, 0 Segundo e 41 Milisegundos</text:p>
          </table:table-cell>
          <table:table-cell office:value-type="string" calcext:value-type="string">
            <text:p>0 Minutos, 0 Segundo e 19 Milisegundo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.86733883666667" calcext:value-type="float">
            <text:p>1,86733883666667</text:p>
          </table:table-cell>
          <table:table-cell office:value-type="float" office:value="0.165128418333333" calcext:value-type="float">
            <text:p>0,165128418333333</text:p>
          </table:table-cell>
          <table:table-cell office:value-type="float" office:value="1.62376021666667" calcext:value-type="float">
            <text:p>1,62376021666667</text:p>
          </table:table-cell>
          <table:table-cell office:value-type="float" office:value="0.000694118333333333" calcext:value-type="float">
            <text:p>0,000694118333333</text:p>
          </table:table-cell>
          <table:table-cell office:value-type="float" office:value="0.00041622" calcext:value-type="float">
            <text:p>0,00041622</text:p>
          </table:table-cell>
        </table:table-row>
        <table:table-row table:style-name="ro1">
          <table:table-cell office:value-type="float" office:value="1.87226088" calcext:value-type="float">
            <text:p>1,87226088</text:p>
          </table:table-cell>
          <table:table-cell office:value-type="float" office:value="0.155898363333333" calcext:value-type="float">
            <text:p>0,155898363333333</text:p>
          </table:table-cell>
          <table:table-cell office:value-type="float" office:value="1.6274807" calcext:value-type="float">
            <text:p>1,6274807</text:p>
          </table:table-cell>
          <table:table-cell office:value-type="float" office:value="0.0007276" calcext:value-type="float">
            <text:p>0,0007276</text:p>
          </table:table-cell>
          <table:table-cell office:value-type="float" office:value="0.000319988333333333" calcext:value-type="float">
            <text:p>0,000319988333333</text:p>
          </table:table-cell>
        </table:table-row>
        <table:table-row table:style-name="ro1">
          <table:table-cell office:value-type="float" office:value="1.87545569166667" calcext:value-type="float">
            <text:p>1,87545569166667</text:p>
          </table:table-cell>
          <table:table-cell office:value-type="float" office:value="0.16267159" calcext:value-type="float">
            <text:p>0,16267159</text:p>
          </table:table-cell>
          <table:table-cell office:value-type="float" office:value="1.63731151166667" calcext:value-type="float">
            <text:p>1,63731151166667</text:p>
          </table:table-cell>
          <table:table-cell office:value-type="float" office:value="0.00065015" calcext:value-type="float">
            <text:p>0,00065015</text:p>
          </table:table-cell>
          <table:table-cell office:value-type="float" office:value="0.00031085" calcext:value-type="float">
            <text:p>0,00031085</text:p>
          </table:table-cell>
        </table:table-row>
        <table:table-row table:style-name="ro1">
          <table:table-cell table:formula="of:=AVERAGE([.A7];[.A8];[.A9])" office:value-type="float" office:value="1.87168513611111" calcext:value-type="float">
            <text:p>1,87168513611111</text:p>
          </table:table-cell>
          <table:table-cell table:formula="of:=AVERAGE([.B7];[.B8];[.B9])" office:value-type="float" office:value="0.161232790555555" calcext:value-type="float">
            <text:p>0,161232790555555</text:p>
          </table:table-cell>
          <table:table-cell table:formula="of:=AVERAGE([.C9];[.C8];[.C7])" office:value-type="float" office:value="1.62951747611111" calcext:value-type="float">
            <text:p>1,62951747611111</text:p>
          </table:table-cell>
          <table:table-cell table:formula="of:=AVERAGE([.D9];[.D8];[.D7])" office:value-type="float" office:value="0.000690622777777778" calcext:value-type="float">
            <text:p>0,000690622777778</text:p>
          </table:table-cell>
          <table:table-cell table:formula="of:=AVERAGE([.E9];[.E8];[.E7])" office:value-type="float" office:value="0.000349019444444444" calcext:value-type="float">
            <text:p>0,000349019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5:00:52.61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47:30.016000000</meta:creation-date>
    <dc:date>2018-11-22T16:45:48.241000000</dc:date>
    <meta:editing-duration>PT1H46S</meta:editing-duration>
    <meta:editing-cycles>2</meta:editing-cycles>
    <meta:generator>LibreOffice/6.1.3.2$Windows_X86_64 LibreOffice_project/86daf60bf00efa86ad547e59e09d6bb77c699acb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43cm" svg:height="10.731cm" xlink:href=".." xlink:type="simple" chart:class="chart:bar" chart:style-name="ch1">
        <chart:title svg:x="6.347cm" svg:y="0.349cm" chart:style-name="ch2">
          <text:p>Tempo de Execução em minutos
</text:p>
        </chart:title>
        <chart:legend chart:legend-position="end" svg:x="16.418cm" svg:y="4.07cm" style:legend-expansion="high" chart:style-name="ch3"/>
        <chart:plot-area chart:style-name="ch4" table:cell-range-address="Planilha1.A1:Planilha1.E1 Planilha1.A10:Planilha1.E10" chart:data-source-has-labels="row" svg:x="1.209cm" svg:y="2.02cm" svg:width="14.438cm" svg:height="8.0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36cm" svg:y="1.986cm" svg:width="13.711cm" svg:height="7.9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1.A10:Planilha1.A10" chart:label-cell-address="Planilha1.A1:Planilha1.A1" chart:class="chart:bar">
            <chart:data-point/>
          </chart:series>
          <chart:series chart:style-name="ch9" chart:values-cell-range-address="Planilha1.B10:Planilha1.B10" chart:label-cell-address="Planilha1.B1:Planilha1.B1" chart:class="chart:bar">
            <chart:data-point/>
          </chart:series>
          <chart:series chart:style-name="ch10" chart:values-cell-range-address="Planilha1.C10:Planilha1.C10" chart:label-cell-address="Planilha1.C1:Planilha1.C1" chart:class="chart:bar">
            <chart:data-point/>
          </chart:series>
          <chart:series chart:style-name="ch11" chart:values-cell-range-address="Planilha1.D10:Planilha1.D10" chart:label-cell-address="Planilha1.D1:Planilha1.D1" chart:class="chart:bar">
            <chart:data-point/>
          </chart:series>
          <chart:series chart:style-name="ch12" chart:values-cell-range-address="Planilha1.E10:Planilha1.E10" chart:label-cell-address="Planilha1.E1:Planilha1.E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Planilha1.A1:Planilha1.A1</svg:desc>
                </draw:g>
              </table:table-cell>
              <table:table-cell office:value-type="string">
                <text:p>Insertion Sort</text:p>
                <draw:g>
                  <svg:desc>Planilha1.B1:Planilha1.B1</svg:desc>
                </draw:g>
              </table:table-cell>
              <table:table-cell office:value-type="string">
                <text:p>Selection Sort</text:p>
                <draw:g>
                  <svg:desc>Planilha1.C1:Planilha1.C1</svg:desc>
                </draw:g>
              </table:table-cell>
              <table:table-cell office:value-type="string">
                <text:p>Merge Sort</text:p>
                <draw:g>
                  <svg:desc>Planilha1.D1:Planilha1.D1</svg:desc>
                </draw:g>
              </table:table-cell>
              <table:table-cell office:value-type="string">
                <text:p>Quick Sort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87168513611111">
                <text:p>1.87168513611111</text:p>
                <draw:g>
                  <svg:desc>Planilha1.A10:Planilha1.A10</svg:desc>
                </draw:g>
              </table:table-cell>
              <table:table-cell office:value-type="float" office:value="0.161232790555555">
                <text:p>0.161232790555555</text:p>
                <draw:g>
                  <svg:desc>Planilha1.B10:Planilha1.B10</svg:desc>
                </draw:g>
              </table:table-cell>
              <table:table-cell office:value-type="float" office:value="1.62951747611111">
                <text:p>1.62951747611111</text:p>
                <draw:g>
                  <svg:desc>Planilha1.C10:Planilha1.C10</svg:desc>
                </draw:g>
              </table:table-cell>
              <table:table-cell office:value-type="float" office:value="0.000690622777777778">
                <text:p>0.000690622777777778</text:p>
                <draw:g>
                  <svg:desc>Planilha1.D10:Planilha1.D10</svg:desc>
                </draw:g>
              </table:table-cell>
              <table:table-cell office:value-type="float" office:value="0.000349019444444444">
                <text:p>0.000349019444444444</text:p>
                <draw:g>
                  <svg:desc>Planilha1.E10:Planilha1.E1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